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co2" style:family="table-column">
      <style:table-column-properties fo:break-before="auto" style:column-width="263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86pt"/>
    </style:style>
    <style:style style:name="ro2" style:family="table-row">
      <style:table-row-properties fo:break-before="auto" style:row-height="13pt"/>
    </style:style>
    <style:style style:name="ro3" style:family="table-row">
      <style:table-row-properties fo:break-before="auto" style:row-height="29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57pt"/>
    </style:style>
    <style:style style:name="ro6" style:family="table-row">
      <style:table-row-properties fo:break-before="auto" style:row-height="43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</office:automatic-styles>
  <office:body>
    <office:spreadsheet>
      <table:table table:name="Metal" table:style-name="ta0">
        <table:table-column table:style-name="co1" table:default-cell-style-name="Default"/>
        <table:table-column table:style-name="co2" table:default-cell-style-name="Default"/>
        <table:table-column table:style-name="co1" table:default-cell-style-name="Default" table:number-columns-repeated="18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https://docs.google.com/spreadsheet/ccc?key=0AlpsBarfpPkzdDhld2xydEJubUplYVBOUmRsLWRMM0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Design Name</text:p>
          </table:table-cell>
          <table:table-cell table:style-name="ce22" office:value-type="string">
            <text:p>Rectangular Prisms</text:p>
          </table:table-cell>
          <table:table-cell table:style-name="ce22" office:value-type="string">
            <text:p>Quantity</text:p>
          </table:table-cell>
          <table:table-cell table:style-name="ce22" office:value-type="string">
            <text:p>Unit Cost</text:p>
          </table:table-cell>
          <table:table-cell table:style-name="ce22" office:value-type="string">
            <text:p>Total Cost</text:p>
          </table:table-cell>
          <table:table-cell table:style-name="ce22" office:value-type="string">
            <text:p>Sourc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21" office:value-type="string">
            <text:p>Blocks</text:p>
          </table:table-cell>
          <table:table-cell table:style-name="ce21" office:value-type="string">
            <text:p>Steel 2" x 3" x 107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1" office:value-type="string">
            <text:p>Base Plate</text:p>
          </table:table-cell>
          <table:table-cell table:style-name="ce21" office:value-type="string">
            <text:p>Steel 1" x 12" x 24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1" office:value-type="string">
            <text:p>Swivel Plate</text:p>
          </table:table-cell>
          <table:table-cell table:style-name="ce21" office:value-type="string">
            <text:p>Steel 1" x 8" x 16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1" office:value-type="string">
            <text:p>Base Flat</text:p>
          </table:table-cell>
          <table:table-cell table:style-name="ce21" office:value-type="string">
            <text:p>Steel 1" x 5" x 24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1" office:value-type="string">
            <text:p>Wide Flat</text:p>
          </table:table-cell>
          <table:table-cell table:style-name="ce21" office:value-type="string">
            <text:p>Steel 1" x 4" x 35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1" office:value-type="string">
            <text:p>Blade Guard Flat</text:p>
          </table:table-cell>
          <table:table-cell table:style-name="ce21" office:value-type="string">
            <text:p>Steel 1/8" x 1" x 30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1" office:value-type="string">
            <text:p>Blade Guard Thin Flat</text:p>
          </table:table-cell>
          <table:table-cell table:style-name="ce21" office:value-type="string">
            <text:p>Steel 1/16" x 3" x 25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1" office:value-type="string">
            <text:p>Blade Guard Sheet</text:p>
          </table:table-cell>
          <table:table-cell table:style-name="ce21" office:value-type="string">
            <text:p>Steel 1/16" x 16" x 16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1" office:value-type="string">
            <text:p>Clamp Block</text:p>
          </table:table-cell>
          <table:table-cell table:style-name="ce21" office:value-type="string">
            <text:p>Steel 3" x 3" x 15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1" office:value-type="string">
            <text:p>Vise Raisers</text:p>
          </table:table-cell>
          <table:table-cell table:style-name="ce21" office:value-type="string">
            <text:p>Steel 1" x 3" x 10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table:style-name="ce22" office:value-type="string">
            <text:p>Circula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1" office:value-type="string">
            <text:p>Blade Mount Disc</text:p>
          </table:table-cell>
          <table:table-cell table:style-name="ce21" office:value-type="string">
            <text:p>Steel 4" Dia 1/2" Thk</text:p>
          </table:table-cell>
          <table:table-cell table:style-name="ce21" office:value-type="float" office:value="2.0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1" office:value-type="string">
            <text:p>Large Round</text:p>
          </table:table-cell>
          <table:table-cell table:style-name="ce21" office:value-type="string">
            <text:p>Steel 3" Dia 4" Lg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1" office:value-type="string">
            <text:p>Medium Round</text:p>
          </table:table-cell>
          <table:table-cell table:style-name="ce21" office:value-type="string">
            <text:p>Steel 2" Dia 11" Lg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1" office:value-type="string">
            <text:p>Small Round</text:p>
          </table:table-cell>
          <table:table-cell table:style-name="ce21" office:value-type="string">
            <text:p>Steel 1-1/4" Dia 60" Lg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1" office:value-type="string">
            <text:p>Pin</text:p>
          </table:table-cell>
          <table:table-cell table:style-name="ce21" office:value-type="string">
            <text:p>8mm Dia 4" Lg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1" office:value-type="string">
            <text:p>Operation Handle</text:p>
          </table:table-cell>
          <table:table-cell table:style-name="ce21" office:value-type="string">
            <text:p>Steel 1.5" Dia 1/8" Thk 28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2" table:number-rows-repeated="75">
          <table:table-cell table:number-columns-repeated="1024"/>
        </table:table-row>
        <table:table-row table:style-name="ro0" table:number-rows-repeated="1048461">
          <table:table-cell table:number-columns-repeated="1024"/>
        </table:table-row>
      </table:table>
      <table:table table:name="Accessories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4">
          <table:table-cell table:style-name="ce22" office:value-type="string">
            <text:p>Bolts</text:p>
          </table:table-cell>
          <table:table-cell table:style-name="ce22" office:value-type="string">
            <text:p>Quantit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21" office:value-type="string">
            <text:p>M12x1.75 45mm</text:p>
          </table:table-cell>
          <table:table-cell table:style-name="ce21" office:value-type="float" office:value="8.0">
            <text:p>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21" office:value-type="string">
            <text:p>M12x1.75 65mm</text:p>
          </table:table-cell>
          <table:table-cell table:style-name="ce21" office:value-type="float" office:value="9.0">
            <text:p>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22" office:value-type="string">
            <text:p>Setscrew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21" office:value-type="string">
            <text:p>M12x1.75 10mm</text:p>
          </table:table-cell>
          <table:table-cell table:style-name="ce21" office:value-type="float" office:value="7.0">
            <text:p>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21" office:value-type="string">
            <text:p>M12x1.75 25mm</text:p>
          </table:table-cell>
          <table:table-cell table:style-name="ce21" office:value-type="float" office:value="24.0">
            <text:p>2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22" office:value-type="string">
            <text:p>Threaded Rod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21" office:value-type="string">
            <text:p>M30x3.5 350mm</text:p>
          </table:table-cell>
          <table:table-cell table:style-name="ce21" office:value-type="float" office:value="1.0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21" office:value-type="string">
            <text:p>M30x3.5 80mm</text:p>
          </table:table-cell>
          <table:table-cell table:style-name="ce21" office:value-type="float" office:value="1.0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22" office:value-type="string">
            <text:p>Nu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21" office:value-type="string">
            <text:p>M12x1.75</text:p>
          </table:table-cell>
          <table:table-cell table:style-name="ce21" office:value-type="float" office:value="4.0">
            <text:p>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21" office:value-type="string">
            <text:p>M30x3.5 RH</text:p>
          </table:table-cell>
          <table:table-cell table:style-name="ce21" office:value-type="float" office:value="2.0">
            <text:p>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21" office:value-type="string">
            <text:p>M30x3.5 LH</text:p>
          </table:table-cell>
          <table:table-cell table:style-name="ce21" office:value-type="float" office:value="1.0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22" office:value-type="string">
            <text:p>Washe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21" office:value-type="string">
            <text:p>50 OD 32ID</text:p>
          </table:table-cell>
          <table:table-cell table:style-name="ce21" office:value-type="float" office:value="11.0">
            <text:p>11</text:p>
          </table:table-cell>
          <table:table-cell table:number-columns-repeated="1022"/>
        </table:table-row>
        <table:table-row table:style-name="ro2" table:number-rows-repeated="71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  <table:table table:name="Tools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4">
          <table:table-cell table:style-name="ce21" office:value-type="string">
            <text:p>Item</text:p>
          </table:table-cell>
          <table:table-cell table:style-name="ce21" office:value-type="string">
            <text:p>notes</text:p>
          </table:table-cell>
          <table:table-cell table:style-name="ce21" office:value-type="string">
            <text:p>source</text:p>
          </table:table-cell>
          <table:table-cell table:style-name="ce21" office:value-type="string">
            <text:p>Cost</text:p>
          </table:table-cell>
          <table:table-cell table:style-name="ce21" office:value-type="string">
            <text:p>Need?</text:p>
          </table:table-cell>
          <table:table-cell table:number-columns-repeated="1019"/>
        </table:table-row>
        <table:table-row table:style-name="ro4">
          <table:table-cell table:style-name="ce21" office:value-type="string">
            <text:p>M12-1.75 tap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matching drill bi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23mm endmill</text:p>
          </table:table-cell>
          <table:table-cell table:style-name="ce21" office:value-type="string">
            <text:p>or close equivilanet</text:p>
          </table:table-cell>
          <table:table-cell table:number-columns-repeated="1022"/>
        </table:table-row>
        <table:table-row table:style-name="ro4">
          <table:table-cell table:style-name="ce21" office:value-type="string">
            <text:p>12mm endmill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Clamp up to 6" high on tables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1.125" Magdrill bit</text:p>
          </table:table-cell>
          <table:table-cell/>
          <table:table-cell table:style-name="ce21" office:value-type="string">
            <text:p>McMaster</text:p>
          </table:table-cell>
          <table:table-cell table:style-name="ce21" office:value-type="float" office:value="92.11">
            <text:p>92.11</text:p>
          </table:table-cell>
          <table:table-cell table:style-name="ce21" office:value-type="string">
            <text:p>x</text:p>
          </table:table-cell>
          <table:table-cell table:number-columns-repeated="1019"/>
        </table:table-row>
        <table:table-row table:style-name="ro4">
          <table:table-cell table:style-name="ce21" office:value-type="string">
            <text:p>13/16" Magdrill bit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1/2" Magdrill bit</text:p>
          </table:table-cell>
          <table:table-cell table:number-columns-repeated="1023"/>
        </table:table-row>
        <table:table-row table:style-name="ro4">
          <table:table-cell table:style-name="ce22" office:value-type="string">
            <text:p>Drill Bit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M30</text:p>
          </table:table-cell>
          <table:table-cell table:style-name="ce21" office:value-type="string">
            <text:p>inserting threaded rod, so tolerance, larger than this</text:p>
          </table:table-cell>
          <table:table-cell table:number-columns-repeated="1022"/>
        </table:table-row>
        <table:table-row table:style-name="ro4">
          <table:table-cell table:style-name="ce21" office:value-type="string">
            <text:p>10.5M</text:p>
          </table:table-cell>
          <table:table-cell table:style-name="ce21" office:value-type="string">
            <text:p>for tapping </text:p>
          </table:table-cell>
          <table:table-cell table:number-columns-repeated="1022"/>
        </table:table-row>
        <table:table-row table:style-name="ro4">
          <table:table-cell table:style-name="ce21" office:value-type="string">
            <text:p>M12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21" office:value-type="string">
            <text:p>6.5" or longer boring bar.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22" office:value-type="string">
            <text:p>Machining Accessories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parallel bars</text:p>
          </table:table-cell>
          <table:table-cell table:number-columns-repeated="1023"/>
        </table:table-row>
        <table:table-row table:style-name="ro2" table:number-rows-repeated="81">
          <table:table-cell table:number-columns-repeated="1024"/>
        </table:table-row>
        <table:table-row table:style-name="ro0" table:number-rows-repeated="1048472">
          <table:table-cell table:number-columns-repeated="1024"/>
        </table:table-row>
      </table:table>
      <table:table table:name="Sheet4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6">
          <table:table-cell table:style-name="ce21" office:value-type="string">
            <text:p>Marcin Jakubowski Steel Order</text:p>
          </table:table-cell>
          <table:table-cell table:number-columns-repeated="1023"/>
        </table:table-row>
        <table:table-row table:style-name="ro4">
          <table:table-cell table:style-name="ce22" office:value-type="string">
            <text:p>Stock Flat</text:p>
          </table:table-cell>
          <table:table-cell table:style-name="ce21" office:value-type="string">
            <text:p>Length</text:p>
          </table:table-cell>
          <table:table-cell table:style-name="ce21" office:value-type="string">
            <text:p>Quantity</text:p>
          </table:table-cell>
          <table:table-cell table:number-columns-repeated="1021"/>
        </table:table-row>
        <table:table-row table:style-name="ro4">
          <table:table-cell table:style-name="ce21" office:value-type="string">
            <text:p>2"x3" Bar</text:p>
          </table:table-cell>
          <table:table-cell table:style-name="ce21" office:value-type="string">
            <text:p>80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4">
          <table:table-cell table:style-name="ce21" office:value-type="string">
            <text:p>1"x12" Flat </text:p>
          </table:table-cell>
          <table:table-cell table:style-name="ce21" office:value-type="string">
            <text:p>24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4">
          <table:table-cell table:style-name="ce21" office:value-type="string">
            <text:p>1"x8" Flat</text:p>
          </table:table-cell>
          <table:table-cell table:style-name="ce21" office:value-type="string">
            <text:p>16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4">
          <table:table-cell table:style-name="ce21" office:value-type="string">
            <text:p>1"x5" Flat</text:p>
          </table:table-cell>
          <table:table-cell table:style-name="ce21" office:value-type="string">
            <text:p>24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4">
          <table:table-cell table:style-name="ce21" office:value-type="string">
            <text:p>1"x4" Flat</text:p>
          </table:table-cell>
          <table:table-cell table:style-name="ce21" office:value-type="string">
            <text:p>35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4">
          <table:table-cell table:style-name="ce21" office:value-type="string">
            <text:p>1/8"x1" Flat</text:p>
          </table:table-cell>
          <table:table-cell table:style-name="ce21" office:value-type="string">
            <text:p>30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4">
          <table:table-cell table:style-name="ce21" office:value-type="string">
            <text:p>1/16"x3" flat</text:p>
          </table:table-cell>
          <table:table-cell table:style-name="ce21" office:value-type="string">
            <text:p>25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4">
          <table:table-cell table:style-name="ce21" office:value-type="string">
            <text:p>3"x3" Flat</text:p>
          </table:table-cell>
          <table:table-cell table:style-name="ce21" office:value-type="string">
            <text:p>14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4">
          <table:table-cell table:style-name="ce21" office:value-type="string">
            <text:p>2" x 2.5"</text:p>
          </table:table-cell>
          <table:table-cell table:style-name="ce21" office:value-type="string">
            <text:p>27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4">
          <table:table-cell table:style-name="ce21" office:value-type="string">
            <text:p>1" x 3" x </text:p>
          </table:table-cell>
          <table:table-cell table:style-name="ce21" office:value-type="string">
            <text:p>10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1" office:value-type="string">
            <text:p>1/16" Sheet</text:p>
          </table:table-cell>
          <table:table-cell table:style-name="ce21" office:value-type="string">
            <text:p>16"x16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2" office:value-type="string">
            <text:p>Stock Shaf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21" office:value-type="string">
            <text:p>4" Dia</text:p>
          </table:table-cell>
          <table:table-cell table:style-name="ce21" office:value-type="string">
            <text:p>1/2"</text:p>
          </table:table-cell>
          <table:table-cell table:style-name="ce21" office:value-type="float" office:value="2.0">
            <text:p>2</text:p>
          </table:table-cell>
          <table:table-cell table:number-columns-repeated="1021"/>
        </table:table-row>
        <table:table-row table:style-name="ro4">
          <table:table-cell table:style-name="ce21" office:value-type="string">
            <text:p>3" Dia</text:p>
          </table:table-cell>
          <table:table-cell table:style-name="ce21" office:value-type="string">
            <text:p>4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4">
          <table:table-cell table:style-name="ce21" office:value-type="string">
            <text:p>2" Dia</text:p>
          </table:table-cell>
          <table:table-cell table:style-name="ce21" office:value-type="string">
            <text:p>8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4">
          <table:table-cell table:style-name="ce21" office:value-type="string">
            <text:p>1-1/4" Dia</text:p>
          </table:table-cell>
          <table:table-cell table:style-name="ce21" office:value-type="string">
            <text:p>60"</text:p>
          </table:table-cell>
          <table:table-cell table:style-name="ce21" office:value-type="float" office:value="1.0">
            <text:p>1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22" office:value-type="string">
            <text:p>Stock Round Tub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21" office:value-type="string">
            <text:p>1.5" OD 1/8" Thk</text:p>
          </table:table-cell>
          <table:table-cell table:style-name="ce21" office:value-type="string">
            <text:p>28"</text:p>
          </table:table-cell>
          <table:table-cell table:style-name="ce21" office:value-type="float" office:value="1.0">
            <text:p>1</text:p>
          </table:table-cell>
          <table:table-cell table:style-name="ce22"/>
          <table:table-cell table:number-columns-repeated="1020"/>
        </table:table-row>
        <table:table-row table:style-name="ro2" table:number-rows-repeated="73">
          <table:table-cell table:number-columns-repeated="1024"/>
        </table:table-row>
        <table:table-row table:style-name="ro0" table:number-rows-repeated="104847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